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 loext:decorative="false"/>
    </style:style>
    <style:style style:name="gr2" style:family="graphic" style:parent-style-name="standard">
      <style:graphic-properties draw:fill="none" draw:textarea-vertical-align="middle" loext:decorative="false"/>
    </style:style>
    <style:style style:name="gr3" style:family="graphic" style:parent-style-name="objectwithoutfill">
      <style:graphic-properties svg:stroke-width="0.2cm" draw:marker-start-width="0.815cm" draw:marker-end="Arrow" draw:marker-end-width="0.5cm" draw:fill="none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draw:stroke="solid" svg:stroke-width="0.01cm" svg:stroke-color="#999999" draw:marker-start-width="0.235cm" draw:marker-end-width="0.235cm" draw:fill="none" draw:fill-color="#ffffff" draw:textarea-horizontal-align="center" draw:textarea-vertical-align="middle" draw:auto-grow-height="true" draw:auto-grow-width="true" fo:min-height="0.55cm" fo:min-width="10.5cm" fo:padding-top="0.13cm" fo:padding-bottom="0.13cm" fo:padding-left="0.255cm" fo:padding-right="0.255cm" loext:decorative="false"/>
      <style:paragraph-properties style:writing-mode="lr-tb"/>
    </style:style>
    <style:style style:name="gr5" style:family="graphic" style:parent-style-name="objectwithoutfill">
      <style:graphic-properties svg:stroke-width="0.2cm" draw:marker-start="Arrow" draw:marker-start-width="0.5cm" draw:marker-end="" draw:marker-end-width="0.775cm" draw:fill="none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svg:stroke-width="0.01cm" svg:stroke-color="#000000" draw:marker-start-width="0.235cm" draw:marker-end-width="0.235cm" draw:fill-color="#ffff00" draw:textarea-horizontal-align="justify" draw:textarea-vertical-align="middle" draw:auto-grow-height="false" fo:min-height="0cm" fo:min-width="0cm" fo:padding-top="0.13cm" fo:padding-bottom="0.13cm" fo:padding-left="0.255cm" fo:padding-right="0.25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0cm" fo:min-width="0cm" fo:padding-top="0.13cm" fo:padding-bottom="0.13cm" fo:padding-left="0.255cm" fo:padding-right="0.25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1.546cm" fo:min-width="2.296cm" fo:padding-top="0.13cm" fo:padding-bottom="0.13cm" fo:padding-left="0.255cm" fo:padding-right="0.25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1cm" svg:stroke-color="#000000" draw:marker-start-width="0.235cm" draw:marker-end-width="0.235cm" draw:fill-color="#cfe7f5" draw:textarea-horizontal-align="justify" draw:textarea-vertical-align="middle" draw:auto-grow-height="false" fo:min-height="0cm" fo:min-width="0cm" fo:padding-top="0.13cm" fo:padding-bottom="0.13cm" fo:padding-left="0.255cm" fo:padding-right="0.25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1cm" svg:stroke-color="#000000" draw:marker-start-width="0.235cm" draw:marker-end-width="0.235cm" draw:fill-color="#cfe7f5" draw:textarea-horizontal-align="justify" draw:textarea-vertical-align="middle" draw:auto-grow-height="false" fo:min-height="1.546cm" fo:min-width="2.296cm" fo:padding-top="0.13cm" fo:padding-bottom="0.13cm" fo:padding-left="0.255cm" fo:padding-right="0.25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1cm" svg:stroke-color="#000000" draw:marker-start-width="0.235cm" draw:marker-end-width="0.235cm" draw:fill-color="#ffff00" draw:textarea-horizontal-align="justify" draw:textarea-vertical-align="middle" draw:auto-grow-height="false" fo:min-height="1.546cm" fo:min-width="2.296cm" fo:padding-top="0.13cm" fo:padding-bottom="0.13cm" fo:padding-left="0.255cm" fo:padding-right="0.255cm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cfe7f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text-align="center" fo:text-indent="0cm"/>
      <style:text-properties style:font-name="Arial" fo:font-size="12pt" fo:font-weight="bold" style:letter-kerning="true" style:font-name-asian="Andale Sans UI" style:font-size-asian="12pt" style:font-weight-asian="bold" style:font-name-complex="Mangal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1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2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3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4" draw:start-glue-point="0" svg:d="M15500 18000v-1252h-4000v-748" svg:viewBox="0 0 4001 2001">
          <text:p/>
        </draw:connector>
        <draw:custom-shape draw:style-name="gr6" draw:text-style-name="P6" xml:id="id2" draw:id="id2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" draw:id="id1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4" draw:id="id4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6cm" svg:y="2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.001cm" svg:y="21.00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5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6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7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8" draw:start-glue-point="0" svg:d="M15500 18000v-1252h-4000v-748" svg:viewBox="0 0 4001 2001">
          <text:p/>
        </draw:connector>
        <draw:custom-shape draw:style-name="gr7" draw:text-style-name="P7" xml:id="id6" draw:id="id6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" draw:id="id5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2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6.001cm" svg:y="21.00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.001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9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10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11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12" draw:start-glue-point="0" svg:d="M15500 18000v-1252h-4000v-748" svg:viewBox="0 0 4001 2001">
          <text:p/>
        </draw:connector>
        <draw:custom-shape draw:style-name="gr7" draw:text-style-name="P7" xml:id="id10" draw:id="id10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1" draw:id="id11" draw:layer="layout" svg:width="3cm" svg:height="2cm" svg:x="6cm" svg:y="18cm">
          <text:p text:style-name="P5"><text:span text:style-name="T2">Configuring</text:span></text:p>
          <text:p text:style-name="P5"><text:span text:style-name="T2">Abel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2" draw:id="id12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2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6.001cm" svg:y="21.00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.001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13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14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15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16" draw:start-glue-point="0" svg:d="M15500 18000v-1252h-4000v-748" svg:viewBox="0 0 4001 2001">
          <text:p/>
        </draw:connector>
        <draw:custom-shape draw:style-name="gr7" draw:text-style-name="P7" xml:id="id14" draw:id="id14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5" draw:id="id15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6" draw:id="id16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6cm" svg:y="2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.001cm" svg:y="21.00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.001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17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18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19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20" draw:start-glue-point="0" svg:d="M15500 18000v-1252h-4000v-748" svg:viewBox="0 0 4001 2001">
          <text:p/>
        </draw:connector>
        <draw:custom-shape draw:style-name="gr7" draw:text-style-name="P7" xml:id="id18" draw:id="id18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7" draw:id="id17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9" draw:id="id19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0" draw:id="id20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6cm" svg:y="2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.001cm" svg:y="21.00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.001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21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22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23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24" draw:start-glue-point="0" svg:d="M15500 18000v-1252h-4000v-748" svg:viewBox="0 0 4001 2001">
          <text:p/>
        </draw:connector>
        <draw:custom-shape draw:style-name="gr7" draw:text-style-name="P7" xml:id="id22" draw:id="id22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1" draw:id="id21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3" draw:id="id23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4" draw:id="id24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cm" svg:height="2cm" svg:x="10cm" svg:y="2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6.001cm" svg:y="21.00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.001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25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26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27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28" draw:start-glue-point="0" svg:d="M15500 18000v-1252h-4000v-748" svg:viewBox="0 0 4001 2001">
          <text:p/>
        </draw:connector>
        <draw:custom-shape draw:style-name="gr7" draw:text-style-name="P7" xml:id="id26" draw:id="id26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5" draw:id="id25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7" draw:id="id27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8" draw:id="id28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cm" svg:height="2cm" svg:x="10cm" svg:y="2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cm" svg:height="2cm" svg:x="6.001cm" svg:y="21.001cm">
          <text:p text:style-name="P5"><text:span text:style-name="T2">Multi-PC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4.001cm" svg:y="21cm">
          <text:p text:style-name="P5"><text:span text:style-name="T2">Release</text:span><text:span text:style-name="T2"><text:line-break/></text:span><text:span text:style-name="T2">N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rect draw:style-name="gr1" draw:text-style-name="P1" draw:layer="layout" svg:width="13.2cm" svg:height="16.2cm" svg:x="4.9cm" svg:y="7.9cm">
          <draw:glue-point draw:id="4" svg:x="3.216cm" svg:y="-1.601cm"/>
          <text:p/>
        </draw:rect>
        <draw:rect draw:style-name="gr2" draw:text-style-name="P2" draw:layer="layout" svg:width="13cm" svg:height="15.999cm" svg:x="5cm" svg:y="8.001cm">
          <text:p/>
        </draw:rect>
        <draw:connector draw:style-name="gr3" draw:text-style-name="P2" draw:layer="layout" svg:x1="11.5cm" svg:y1="16cm" svg:x2="11.5cm" svg:y2="18cm" draw:start-shape="id29" draw:start-glue-point="2" svg:d="M11500 16000v2000" svg:viewBox="0 0 1 2001">
          <text:p/>
        </draw:connector>
        <draw:connector draw:style-name="gr3" draw:text-style-name="P2" draw:layer="layout" draw:line-skew="0.139cm" svg:x1="11.5cm" svg:y1="12cm" svg:x2="11.507cm" svg:y2="14.016cm" draw:start-shape="id30" draw:start-glue-point="2" svg:d="M11500 12000v1400h7v616" svg:viewBox="0 0 8 2017">
          <text:p/>
        </draw:connector>
        <draw:frame draw:style-name="gr4" draw:text-style-name="P4" draw:layer="layout" svg:width="11.01cm" svg:height="0.81cm" svg:x="5.995cm" svg:y="8.595cm">
          <draw:text-box>
            <text:p text:style-name="P3"><text:span text:style-name="T1">Liverpool Ringing Simulator Documentation Map</text:span></text:p>
          </draw:text-box>
        </draw:frame>
        <draw:connector draw:style-name="gr5" draw:text-style-name="P2" draw:layer="layout" svg:x1="7.5cm" svg:y1="18cm" svg:x2="11.5cm" svg:y2="16cm" draw:start-shape="id31" draw:start-glue-point="0" svg:d="M7500 18000v-1252h4000v-748" svg:viewBox="0 0 4001 2001">
          <text:p/>
        </draw:connector>
        <draw:connector draw:style-name="gr5" draw:text-style-name="P2" draw:layer="layout" svg:x1="15.5cm" svg:y1="18cm" svg:x2="11.5cm" svg:y2="16cm" draw:start-shape="id32" draw:start-glue-point="0" svg:d="M15500 18000v-1252h-4000v-748" svg:viewBox="0 0 4001 2001">
          <text:p/>
        </draw:connector>
        <draw:custom-shape draw:style-name="gr8" draw:text-style-name="P7" xml:id="id30" draw:id="id30" draw:layer="layout" svg:width="3cm" svg:height="2cm" svg:x="10cm" svg:y="10cm">
          <text:p text:style-name="P5"><text:span text:style-name="T2">Getting</text:span></text:p>
          <text:p text:style-name="P5"><text:span text:style-name="T2">Started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29" draw:id="id29" draw:layer="layout" svg:width="3cm" svg:height="2cm" svg:x="10cm" svg:y="14cm">
          <text:p text:style-name="P5"><text:span text:style-name="T2">Build &amp; </text:span></text:p>
          <text:p text:style-name="P5"><text:span text:style-name="T2">Installation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cm" svg:height="2cm" svg:x="10cm" svg:y="18cm">
          <text:p text:style-name="P5"><text:span text:style-name="T2">Configuring</text:span></text:p>
          <text:p text:style-name="P5"><text:span text:style-name="T2">Beltower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31" draw:id="id31" draw:layer="layout" svg:width="3cm" svg:height="2cm" svg:x="6cm" svg:y="18cm">
          <text:p text:style-name="P5"><text:span text:style-name="T2">Configuring</text:span></text:p>
          <text:p text:style-name="P5"><text:span text:style-name="T2">Abel 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32" draw:id="id32" draw:layer="layout" svg:width="3cm" svg:height="2cm" svg:x="14cm" svg:y="18cm">
          <text:p text:style-name="P5"><text:span text:style-name="T2">Configuring</text:span></text:p>
          <text:p text:style-name="P5"><text:span text:style-name="T2">Virtual Belfry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2cm" svg:x="10cm" svg:y="21cm">
          <text:p text:style-name="P5"><text:span text:style-name="T2">Technical</text:span></text:p>
          <text:p text:style-name="P5"><text:span text:style-name="T2">Reference</text:span></text:p>
          <text:p text:style-name="P5"><text:span text:style-name="T2">Gui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2cm" svg:x="6.001cm" svg:y="21.001cm">
          <text:p text:style-name="P9">Multi-PC</text:p>
          <text:p text:style-name="P9">Gu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3cm" svg:height="2cm" svg:x="14.001cm" svg:y="21cm">
          <text:p text:style-name="P9">Release<text:line-break/>No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4-06-17T16:19:10.738000000</dc:date>
    <meta:editing-duration>PT20H15M1S</meta:editing-duration>
    <meta:editing-cycles>74</meta:editing-cycles>
    <meta:generator>LibreOffice/7.6.4.1$Windows_X86_64 LibreOffice_project/e19e193f88cd6c0525a17fb7a176ed8e6a3e2aa1</meta:generator>
    <meta:document-statistic meta:object-count="120"/>
  </office:meta>
</office:document-meta>
</file>